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43729d" draw:stroke-linejoin="miter" draw:fill="solid" draw:fill-color="#8faadc" draw:textarea-vertical-align="middle" draw:auto-grow-height="false" draw:fit-to-size="false" style:shrink-to-fit="false" fo:min-height="4.078cm" fo:min-width="6.119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solid" svg:stroke-width="0.018cm" svg:stroke-color="#000000" draw:stroke-linejoin="miter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159cm" svg:stroke-color="#ff0000" draw:marker-start="msArrowEnd_20_5" draw:marker-start-width="0.477cm" draw:marker-start-center="false" draw:marker-end="msArrowEnd_20_5" draw:marker-end-width="0.477cm" draw:marker-end-center="false" draw:stroke-linejoin="round" draw:fill="none" draw:textarea-vertical-align="top" draw:auto-grow-height="false" fo:min-height="0cm" fo:min-width="2.182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35cm" svg:stroke-color="#43729d" draw:stroke-linejoin="miter" draw:fill="solid" draw:fill-color="#f4b183" draw:textarea-vertical-align="middle" draw:auto-grow-height="false" draw:fit-to-size="false" style:shrink-to-fit="false" fo:min-height="4.078cm" fo:min-width="5.447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solid" svg:stroke-width="0.018cm" svg:stroke-color="#000000" draw:stroke-linejoin="miter" draw:fill="solid" draw:fill-color="#ffff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solid" svg:stroke-width="0.018cm" svg:stroke-color="#000000" draw:stroke-linejoin="miter" draw:fill="solid" draw:fill-color="#ffff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59cm" svg:stroke-color="#ff0000" draw:marker-start="msArrowEnd_20_5" draw:marker-start-width="0.477cm" draw:marker-start-center="false" draw:marker-end="msArrowEnd_20_5" draw:marker-end-width="0.477cm" draw:marker-end-center="false" draw:stroke-linejoin="round" draw:fill="none" draw:textarea-vertical-align="top" draw:auto-grow-height="false" fo:min-height="0cm" fo:min-width="1.972cm" fo:padding-top="0.125cm" fo:padding-bottom="0.125cm" fo:padding-left="0.25cm" fo:padding-right="0.25cm" fo:wrap-option="wrap"/>
    </style:style>
    <style:style style:name="P1" style:family="paragraph">
      <loext:graphic-properties draw:fill="solid" draw:fill-color="#8faadc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3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44546a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Group 19">
          <draw:custom-shape draw:name="Rectangle 20" draw:style-name="gr1" draw:text-style-name="P1" draw:layer="layout" svg:width="6.618cm" svg:height="4.327cm" svg:x="0cm" svg:y="0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1" draw:style-name="gr2" draw:text-style-name="P3" draw:layer="layout" svg:width="4.388cm" svg:height="1.603cm" svg:x="1.115cm" svg:y="1.251cm">
            <text:p text:style-name="P2"><text:span text:style-name="T1">Presentation</text:span></text:p>
            <text:p text:style-name="P2"><text:span text:style-name="T1">Log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3" draw:style-name="gr3" draw:text-style-name="P5" draw:layer="layout" svg:width="4.046cm" svg:height="1.013cm" svg:x="1.286cm" svg:y="4.418cm">
          <text:p text:style-name="P4"><text:span text:style-name="T2">Client – Tier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52" draw:style-name="gr4" draw:text-style-name="P6" draw:layer="layout" svg:width="2.682cm" svg:height="0.001cm" svg:x="6.619cm" svg:y="2.164cm">
          <text:p/>
          <draw:enhanced-geometry draw:mirror-horizontal="false" draw:mirror-vertical="false" svg:viewBox="0 0 21600 21600" draw:type="mso-spt32" draw:enhanced-path="M 0 0 L 21600 21600 N"/>
        </draw:custom-shape>
        <draw:g draw:name="Group 4">
          <draw:custom-shape draw:name="TextBox 26" draw:style-name="gr5" draw:text-style-name="P5" draw:layer="layout" svg:width="7.272cm" svg:height="1.013cm" svg:x="8.639cm" svg:y="4.418cm">
            <text:p text:style-name="P4"><text:span text:style-name="T2">Application Server – Tier 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">
            <draw:custom-shape draw:name="Rectangle 29" draw:style-name="gr6" draw:text-style-name="P7" draw:layer="layout" svg:width="5.946cm" svg:height="4.327cm" svg:x="9.302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451" draw:style-name="gr7" draw:text-style-name="P8" draw:layer="layout" svg:width="3.942cm" svg:height="1.603cm" svg:x="10.304cm" svg:y="1.251cm">
              <text:p text:style-name="P2"><text:span text:style-name="T1">Business</text:span></text:p>
              <text:p text:style-name="P2"><text:span text:style-name="T1">Logic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33">
          <draw:custom-shape draw:name="TextBox 34" draw:style-name="gr8" draw:text-style-name="P5" draw:layer="layout" svg:width="5.558cm" svg:height="1.013cm" svg:x="17.916cm" svg:y="4.418cm">
            <text:p text:style-name="P4"><text:span text:style-name="T2">Data Server – Tier 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7" draw:style-name="gr6" draw:text-style-name="P7" draw:layer="layout" svg:width="5.946cm" svg:height="4.327cm" svg:x="17.722cm" svg:y="0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51" draw:style-name="gr9" draw:text-style-name="P8" draw:layer="layout" svg:width="3.942cm" svg:height="1.603cm" svg:x="18.724cm" svg:y="1.352cm">
            <text:p text:style-name="P2"><text:span text:style-name="T1">Database</text:span></text:p>
            <text:p text:style-name="P2"><text:span text:style-name="T1">Log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452" draw:style-name="gr10" draw:text-style-name="P6" draw:layer="layout" svg:width="2.472cm" svg:height="0.001cm" svg:x="15.249cm" svg:y="2.164cm">
          <text:p/>
          <draw:enhanced-geometry draw:mirror-horizontal="false" draw:mirror-vertical="false" svg:viewBox="0 0 21600 21600" draw:type="mso-spt32" draw:enhanced-path="M 0 0 L 216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3.67cm" fo:page-height="5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1:35:54.498000000</meta:creation-date>
    <dc:date>2018-11-12T12:20:08.651000000</dc:date>
    <meta:editing-duration>PT40M</meta:editing-duration>
    <meta:editing-cycles>6</meta:editing-cycles>
    <meta:generator>LibreOffice/6.1.1.2$Windows_x86 LibreOffice_project/5d19a1bfa650b796764388cd8b33a5af1f5baa1b</meta:generator>
    <meta:document-statistic meta:object-count="15"/>
  </office:meta>
</office:document-meta>
</file>